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2.722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1.6626in"/>
    </style:style>
    <style:style style:name="co6" style:family="table-column">
      <style:table-column-properties fo:break-before="auto" style:column-width="1.5425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2291in"/>
    </style:style>
    <style:style style:name="co9" style:family="table-column">
      <style:table-column-properties fo:break-before="auto" style:column-width="0.2618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0374in"/>
    </style:style>
    <style:style style:name="co12" style:family="table-column">
      <style:table-column-properties fo:break-before="auto" style:column-width="0.939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Cardname</text:p>
          </table:table-cell>
          <table:table-cell office:value-type="string">
            <text:p>Edition</text:p>
          </table:table-cell>
          <table:table-cell office:value-type="string">
            <text:p>Qty</text:p>
          </table:table-cell>
          <table:table-cell office:value-type="string">
            <text:p>Foil</text:p>
          </table:table-cell>
          <table:table-cell/>
        </table:table-row>
        <table:table-row table:style-name="ro2">
          <table:table-cell office:value-type="string">
            <text:p>Cunning Wish</text:p>
          </table:table-cell>
          <table:table-cell office:value-type="string">
            <text:p>Judgment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Fyndhorn Elves</text:p>
          </table:table-cell>
          <table:table-cell office:value-type="string">
            <text:p>From the Vault: Twenty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2">
          <table:table-cell office:value-type="string">
            <text:p>Ball Lightning</text:p>
          </table:table-cell>
          <table:table-cell office:value-type="string">
            <text:p>Judge Gift Program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Isochron Scepter</text:p>
          </table:table-cell>
          <table:table-cell office:value-type="string">
            <text:p>Friday Night Magic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Duplicant</text:p>
          </table:table-cell>
          <table:table-cell office:value-type="string">
            <text:p>Archenemy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2">
          <table:table-cell office:value-type="string">
            <text:p>Ghost Quarter</text:p>
          </table:table-cell>
          <table:table-cell office:value-type="string">
            <text:p>Commander 2014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Rise // Fall</text:p>
          </table:table-cell>
          <table:table-cell office:value-type="string">
            <text:p>Duel Decks: Ajani vs. Nicol Bolas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2">
          <table:table-cell office:value-type="string">
            <text:p>Door of Destinies</text:p>
          </table:table-cell>
          <table:table-cell office:value-type="string">
            <text:p>Magic 2014 Core Set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Mortify</text:p>
          </table:table-cell>
          <table:table-cell office:value-type="string">
            <text:p>Conspiracy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Reverberate</text:p>
          </table:table-cell>
          <table:table-cell office:value-type="string">
            <text:p>Premium Deck Series: Fire and Lightning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Vivid Crag</text:p>
          </table:table-cell>
          <table:table-cell office:value-type="string">
            <text:p>Modern Master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Murmuring Bosk</text:p>
          </table:table-cell>
          <table:table-cell office:value-type="string">
            <text:p>From the Vault: Realm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Forbidden Orchard</text:p>
          </table:table-cell>
          <table:table-cell office:value-type="string">
            <text:p>From the Vault: Realms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Temple of Mystery</text:p>
          </table:table-cell>
          <table:table-cell office:value-type="string">
            <text:p>Clash Pack Promo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Serum Visions</text:p>
          </table:table-cell>
          <table:table-cell office:value-type="string">
            <text:p>Modern Masters 2017 Editio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Crystalline Sliver</text:p>
          </table:table-cell>
          <table:table-cell office:value-type="string">
            <text:p>Premium Deck Series: Slivers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Muscle Sliver</text:p>
          </table:table-cell>
          <table:table-cell office:value-type="string">
            <text:p>Friday Night Magic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Knight of the Reliquary</text:p>
          </table:table-cell>
          <table:table-cell office:value-type="string">
            <text:p>Duel Decks: Knights vs. Dragons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Ink-Eyes, Servant of Oni</text:p>
          </table:table-cell>
          <table:table-cell office:value-type="string">
            <text:p>From the Vault: Twenty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Hurkyl's Recall</text:p>
          </table:table-cell>
          <table:table-cell office:value-type="string">
            <text:p>Modern Masters 2015 Edition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Price of Progress</text:p>
          </table:table-cell>
          <table:table-cell office:value-type="string">
            <text:p>Premium Deck Series: Fire and Lightning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Brainstorm</text:p>
          </table:table-cell>
          <table:table-cell office:value-type="string">
            <text:p>Eternal Masters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Stifle</text:p>
          </table:table-cell>
          <table:table-cell office:value-type="string">
            <text:p>Conspiracy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Goblin Welder</text:p>
          </table:table-cell>
          <table:table-cell office:value-type="string">
            <text:p>Judge Gift Program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Diaochan, Artful Beauty</text:p>
          </table:table-cell>
          <table:table-cell office:value-type="string">
            <text:p>Commander's Arsen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Mirari's Wake</text:p>
          </table:table-cell>
          <table:table-cell office:value-type="string">
            <text:p>Commander's Arsen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Balance</text:p>
          </table:table-cell>
          <table:table-cell office:value-type="string">
            <text:p>Eternal Master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Loyal Retainers</text:p>
          </table:table-cell>
          <table:table-cell office:value-type="string">
            <text:p>Commander's Arsen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Wall of Blossoms</text:p>
          </table:table-cell>
          <table:table-cell office:value-type="string">
            <text:p>From the Vault: Twenty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Wall of Blossoms</text:p>
          </table:table-cell>
          <table:table-cell office:value-type="string">
            <text:p>Friday Night Magic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Mind's Eye</text:p>
          </table:table-cell>
          <table:table-cell office:value-type="string">
            <text:p>Commander's Arsen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Dragonlair Spider</text:p>
          </table:table-cell>
          <table:table-cell office:value-type="string">
            <text:p>Commander's Arsen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The Mimeoplasm</text:p>
          </table:table-cell>
          <table:table-cell office:value-type="string">
            <text:p>Commander's Arsen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Duplicant</text:p>
          </table:table-cell>
          <table:table-cell office:value-type="string">
            <text:p>Commander's Arsen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Isochron Scepter</text:p>
          </table:table-cell>
          <table:table-cell office:value-type="string">
            <text:p>Mirrodi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Evolution Charm</text:p>
          </table:table-cell>
          <table:table-cell office:value-type="string">
            <text:p>Planar Chao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Grand Arbiter Augustin IV</text:p>
          </table:table-cell>
          <table:table-cell office:value-type="string">
            <text:p>Dissensio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Cavern Harpy</text:p>
          </table:table-cell>
          <table:table-cell office:value-type="string">
            <text:p>Planeshift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Baleful Strix</text:p>
          </table:table-cell>
          <table:table-cell office:value-type="string">
            <text:p>Commander 2013 Edition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Baleful Strix</text:p>
          </table:table-cell>
          <table:table-cell office:value-type="string">
            <text:p>Eternal Masters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Shardless Agent</text:p>
          </table:table-cell>
          <table:table-cell office:value-type="string">
            <text:p>Planechase 2012 Edition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  <table:table-cell/>
        </table:table-row>
        <table:table-row table:style-name="ro2">
          <table:table-cell office:value-type="string">
            <text:p>Sword of Body and Mind</text:p>
          </table:table-cell>
          <table:table-cell office:value-type="string">
            <text:p>From the Vault: Relic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Immaculate Magistrate</text:p>
          </table:table-cell>
          <table:table-cell office:value-type="string">
            <text:p>Commander 2014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Thoughtcast</text:p>
          </table:table-cell>
          <table:table-cell office:value-type="string">
            <text:p>Modern Masters 2015 Editio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Rise from the Grave</text:p>
          </table:table-cell>
          <table:table-cell office:value-type="string">
            <text:p>Gateway Promo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Oblivion Ring</text:p>
          </table:table-cell>
          <table:table-cell office:value-type="string">
            <text:p>Friday Night Magic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Wall of Omens</text:p>
          </table:table-cell>
          <table:table-cell office:value-type="string">
            <text:p>Eternal Masters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Edric, Spymaster of Trest</text:p>
          </table:table-cell>
          <table:table-cell office:value-type="string">
            <text:p>Commander's Arsen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Living Death</text:p>
          </table:table-cell>
          <table:table-cell office:value-type="string">
            <text:p>From the Vault: Annihilation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Animate Dead</text:p>
          </table:table-cell>
          <table:table-cell office:value-type="string">
            <text:p>Premium Deck Series: Graveborn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Dark Ritual</text:p>
          </table:table-cell>
          <table:table-cell office:value-type="string">
            <text:p>From the Vault: Twenty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Feldon of the Third Path</text:p>
          </table:table-cell>
          <table:table-cell office:value-type="string">
            <text:p>Commander 2014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2">
          <table:table-cell office:value-type="string">
            <text:p>Misdirection</text:p>
          </table:table-cell>
          <table:table-cell office:value-type="string">
            <text:p>Conspiracy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Pyroblast</text:p>
          </table:table-cell>
          <table:table-cell office:value-type="string">
            <text:p>Eternal Master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Upheaval</text:p>
          </table:table-cell>
          <table:table-cell office:value-type="string">
            <text:p>From the Vault: Annihilation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Desertion</text:p>
          </table:table-cell>
          <table:table-cell office:value-type="string">
            <text:p>Commander's Arsen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Mother of Runes</text:p>
          </table:table-cell>
          <table:table-cell office:value-type="string">
            <text:p>Eternal Masters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Bogardan Hellkite</text:p>
          </table:table-cell>
          <table:table-cell office:value-type="string">
            <text:p>Duel Decks: Knights vs. Dragon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Kird Ape</text:p>
          </table:table-cell>
          <table:table-cell office:value-type="string">
            <text:p>Eternal Master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Watchwolf</text:p>
          </table:table-cell>
          <table:table-cell office:value-type="string">
            <text:p>Friday Night Magic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Swords to Plowshares</text:p>
          </table:table-cell>
          <table:table-cell office:value-type="string">
            <text:p>From the Vault: Twenty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2">
          <table:table-cell office:value-type="string">
            <text:p>Swords to Plowshares</text:p>
          </table:table-cell>
          <table:table-cell office:value-type="string">
            <text:p>From the Vault: Twenty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Raven Familiar</text:p>
          </table:table-cell>
          <table:table-cell office:value-type="string">
            <text:p>Urza's Legacy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Cephalid Constable</text:p>
          </table:table-cell>
          <table:table-cell office:value-type="string">
            <text:p>Judgment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Sunder</text:p>
          </table:table-cell>
          <table:table-cell office:value-type="string">
            <text:p>Urza's Saga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Rath's Edge</text:p>
          </table:table-cell>
          <table:table-cell office:value-type="string">
            <text:p>Nemesi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Pillage</text:p>
          </table:table-cell>
          <table:table-cell office:value-type="string">
            <text:p>Premium Deck Series: Fire and Lightning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Chaos Warp</text:p>
          </table:table-cell>
          <table:table-cell office:value-type="string">
            <text:p>Commander's Arsen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Gitaxian Probe</text:p>
          </table:table-cell>
          <table:table-cell office:value-type="string">
            <text:p>New Phyrexia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2">
          <table:table-cell office:value-type="string">
            <text:p>Erratic Portal</text:p>
          </table:table-cell>
          <table:table-cell office:value-type="string">
            <text:p>Exodus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Vedalken Archmage</text:p>
          </table:table-cell>
          <table:table-cell office:value-type="string">
            <text:p>Mirrodi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Psychatog</text:p>
          </table:table-cell>
          <table:table-cell office:value-type="string">
            <text:p>Odyssey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Teferi's Puzzle Box</text:p>
          </table:table-cell>
          <table:table-cell office:value-type="string">
            <text:p>Seventh Editio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Lone Missionary</text:p>
          </table:table-cell>
          <table:table-cell office:value-type="string">
            <text:p>Rise of the Eldrazi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Stitch Together</text:p>
          </table:table-cell>
          <table:table-cell office:value-type="string">
            <text:p>Judgment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Vindicate (2013)</text:p>
          </table:table-cell>
          <table:table-cell office:value-type="string">
            <text:p>Judge Gift Program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Anguished Unmaking</text:p>
          </table:table-cell>
          <table:table-cell office:value-type="string">
            <text:p>Shadows Over Innistrad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Fact or Fiction</text:p>
          </table:table-cell>
          <table:table-cell office:value-type="string">
            <text:p>Eternal Master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Utter End</text:p>
          </table:table-cell>
          <table:table-cell office:value-type="string">
            <text:p>Magic Game Day Promo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Necropotence</text:p>
          </table:table-cell>
          <table:table-cell office:value-type="string">
            <text:p>Deckmaster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Elspeth Tirel</text:p>
          </table:table-cell>
          <table:table-cell office:value-type="string">
            <text:p>Scars of Mirrodi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Goblin Guide</text:p>
          </table:table-cell>
          <table:table-cell office:value-type="string">
            <text:p>Zendikar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Rhystic Study</text:p>
          </table:table-cell>
          <table:table-cell office:value-type="string">
            <text:p>Commander's Arsen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Scroll Rack</text:p>
          </table:table-cell>
          <table:table-cell office:value-type="string">
            <text:p>Tempest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Counterspell</text:p>
          </table:table-cell>
          <table:table-cell office:value-type="string">
            <text:p>Judge Gift Program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Boseiju, Who Shelters All</text:p>
          </table:table-cell>
          <table:table-cell office:value-type="string">
            <text:p>From the Vault: Realms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Sliver Hive</text:p>
          </table:table-cell>
          <table:table-cell office:value-type="string">
            <text:p>Magic 2015 Core Set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Urborg, Tomb of Yawgmoth</text:p>
          </table:table-cell>
          <table:table-cell office:value-type="string">
            <text:p>From the Vault: Realm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Eldrazi Displacer</text:p>
          </table:table-cell>
          <table:table-cell office:value-type="string">
            <text:p>Oath of the Gatewatch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Voice of Resurgence</text:p>
          </table:table-cell>
          <table:table-cell office:value-type="string">
            <text:p>Dragon's Maze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string">
            <text:p>Nykthos, Shrine to Nyx</text:p>
          </table:table-cell>
          <table:table-cell office:value-type="string">
            <text:p>Thero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2">
          <table:table-cell office:value-type="string">
            <text:p>Weathered Wayfarer</text:p>
          </table:table-cell>
          <table:table-cell office:value-type="string">
            <text:p>Ninth Editio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6" table:default-cell-style-name="Default"/>
        <table:table-row table:style-name="ro1">
          <table:table-cell office:value-type="string">
            <text:p>cardName</text:p>
          </table:table-cell>
          <table:table-cell office:value-type="string">
            <text:p>setName</text:p>
          </table:table-cell>
          <table:table-cell office:value-type="string">
            <text:p>sellPrice</text:p>
          </table:table-cell>
          <table:table-cell office:value-type="string">
            <text:p>foil</text:p>
          </table:table-cell>
          <table:table-cell office:value-type="string">
            <text:p>qtyOwned</text:p>
          </table:table-cell>
          <table:table-cell office:value-type="string">
            <text:p>buyPrice</text:p>
          </table:table-cell>
          <table:table-cell office:value-type="string">
            <text:p>buyMerchant</text:p>
          </table:table-cell>
          <table:table-cell office:value-type="string">
            <text:p>sellMerchant</text:p>
          </table:table-cell>
          <table:table-cell office:value-type="string">
            <text:p>buyQty</text:p>
          </table:table-cell>
          <table:table-cell office:value-type="string">
            <text:p>sellQty</text:p>
          </table:table-cell>
          <table:table-cell office:value-type="string">
            <text:p>spread</text:p>
          </table:table-cell>
          <table:table-cell table:number-columns-repeated="1013"/>
        </table:table-row>
        <table:table-row table:style-name="ro1">
          <table:table-cell office:value-type="string">
            <text:p>Weathered Wayfarer</text:p>
          </table:table-cell>
          <table:table-cell office:value-type="string">
            <text:p>Ninth Edition</text:p>
          </table:table-cell>
          <table:table-cell office:value-type="float" office:value="27.77">
            <text:p>27.77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Rhystic Study</text:p>
          </table:table-cell>
          <table:table-cell office:value-type="string">
            <text:p>Commander's Arsenal</text:p>
          </table:table-cell>
          <table:table-cell office:value-type="float" office:value="24.75">
            <text:p>24.75</text:p>
          </table:table-cell>
          <table:table-cell table:number-columns-repeated="2" office:value-type="float" office:value="1">
            <text:p>1</text:p>
          </table:table-cell>
          <table:table-cell office:value-type="float" office:value="17.07">
            <text:p>17.07</text:p>
          </table:table-cell>
          <table:table-cell office:value-type="string">
            <text:p>abugames</text:p>
          </table:table-cell>
          <table:table-cell office:value-type="string">
            <text:p>tcgplay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Cavern Harpy</text:p>
          </table:table-cell>
          <table:table-cell office:value-type="string">
            <text:p>Planeshift</text:p>
          </table:table-cell>
          <table:table-cell office:value-type="float" office:value="22.75">
            <text:p>22.75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capefeargames</text:p>
          </table:table-cell>
          <table:table-cell office:value-type="string">
            <text:p>tcgplaye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Urborg, Tomb of Yawgmoth</text:p>
          </table:table-cell>
          <table:table-cell office:value-type="string">
            <text:p>From the Vault: Realms</text:p>
          </table:table-cell>
          <table:table-cell office:value-type="float" office:value="21.99">
            <text:p>21.99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mtgseattle</text:p>
          </table:table-cell>
          <table:table-cell office:value-type="string">
            <text:p>channelfirebal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Nykthos, Shrine to Nyx</text:p>
          </table:table-cell>
          <table:table-cell office:value-type="string">
            <text:p>Theros</text:p>
          </table:table-cell>
          <table:table-cell office:value-type="float" office:value="16.77">
            <text:p>16.77</text:p>
          </table:table-cell>
          <table:table-cell table:number-columns-repeated="2" office:value-type="float" office:value="1">
            <text:p>1</text:p>
          </table:table-cell>
          <table:table-cell office:value-type="float" office:value="13.8">
            <text:p>13.8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Elspeth Tirel</text:p>
          </table:table-cell>
          <table:table-cell office:value-type="string">
            <text:p>Scars of Mirrodin</text:p>
          </table:table-cell>
          <table:table-cell office:value-type="float" office:value="18.59">
            <text:p>18.59</text:p>
          </table:table-cell>
          <table:table-cell table:number-columns-repeated="2"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Mirari's Wake</text:p>
          </table:table-cell>
          <table:table-cell office:value-type="string">
            <text:p>Commander's Arsenal</text:p>
          </table:table-cell>
          <table:table-cell office:value-type="float" office:value="17.9">
            <text:p>17.9</text:p>
          </table:table-cell>
          <table:table-cell table:number-columns-repeated="2"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string">
            <text:p>mtgseattle</text:p>
          </table:table-cell>
          <table:table-cell office:value-type="string">
            <text:p>tcgplay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Loyal Retainers</text:p>
          </table:table-cell>
          <table:table-cell office:value-type="string">
            <text:p>Commander's Arsenal</text:p>
          </table:table-cell>
          <table:table-cell office:value-type="float" office:value="19.99">
            <text:p>19.99</text:p>
          </table:table-cell>
          <table:table-cell table:number-columns-repeated="2" office:value-type="float" office:value="1">
            <text:p>1</text:p>
          </table:table-cell>
          <table:table-cell office:value-type="float" office:value="12.32">
            <text:p>12.32</text:p>
          </table:table-cell>
          <table:table-cell office:value-type="string">
            <text:p>abugames</text:p>
          </table:table-cell>
          <table:table-cell office:value-type="string">
            <text:p>channelfireball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Boseiju, Who Shelters All</text:p>
          </table:table-cell>
          <table:table-cell office:value-type="string">
            <text:p>From the Vault: Realms</text:p>
          </table:table-cell>
          <table:table-cell office:value-type="float" office:value="16.99">
            <text:p>16.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string">
            <text:p>mtgseattle</text:p>
          </table:table-cell>
          <table:table-cell office:value-type="string">
            <text:p>channelfirebal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Mind's Eye</text:p>
          </table:table-cell>
          <table:table-cell office:value-type="string">
            <text:p>Commander's Arsenal</text:p>
          </table:table-cell>
          <table:table-cell office:value-type="float" office:value="15.44">
            <text:p>15.44</text:p>
          </table:table-cell>
          <table:table-cell table:number-columns-repeated="2" office:value-type="float" office:value="1">
            <text:p>1</text:p>
          </table:table-cell>
          <table:table-cell office:value-type="float" office:value="10.5">
            <text:p>10.5</text:p>
          </table:table-cell>
          <table:table-cell office:value-type="string">
            <text:p>mtgseattle</text:p>
          </table:table-cell>
          <table:table-cell office:value-type="string">
            <text:p>tcgplay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Brainstorm</text:p>
          </table:table-cell>
          <table:table-cell office:value-type="string">
            <text:p>Eternal Masters</text:p>
          </table:table-cell>
          <table:table-cell office:value-type="float" office:value="16.1">
            <text:p>16.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.5">
            <text:p>9.5</text:p>
          </table:table-cell>
          <table:table-cell office:value-type="string">
            <text:p>mtgseattle</text:p>
          </table:table-cell>
          <table:table-cell office:value-type="string">
            <text:p>tcgplay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Sword of Body and Mind</text:p>
          </table:table-cell>
          <table:table-cell office:value-type="string">
            <text:p>From the Vault: Relics</text:p>
          </table:table-cell>
          <table:table-cell office:value-type="float" office:value="12.99">
            <text:p>12.99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mtgseattle</text:p>
          </table:table-cell>
          <table:table-cell office:value-type="string">
            <text:p>channelfireball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%</text:p>
          </table:table-cell>
          <table:table-cell table:style-name="ce2" table:number-columns-repeated="1013"/>
        </table:table-row>
        <table:table-row table:style-name="ro1">
          <table:table-cell office:value-type="string">
            <text:p>Necropotence</text:p>
          </table:table-cell>
          <table:table-cell office:value-type="string">
            <text:p>Eternal Masters</text:p>
          </table:table-cell>
          <table:table-cell office:value-type="float" office:value="11.99">
            <text:p>11.99</text:p>
          </table:table-cell>
          <table:table-cell table:number-columns-repeated="2" office:value-type="float" office:value="1">
            <text:p>1</text:p>
          </table:table-cell>
          <table:table-cell office:value-type="float" office:value="8.5">
            <text:p>8.5</text:p>
          </table:table-cell>
          <table:table-cell office:value-type="string">
            <text:p>mtgseattle</text:p>
          </table:table-cell>
          <table:table-cell office:value-type="string">
            <text:p>cardkingdom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Stifle</text:p>
          </table:table-cell>
          <table:table-cell office:value-type="string">
            <text:p>Conspiracy</text:p>
          </table:table-cell>
          <table:table-cell office:value-type="float" office:value="14.22">
            <text:p>14.22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apefeargames</text:p>
          </table:table-cell>
          <table:table-cell office:value-type="string">
            <text:p>tcgplaye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Pyroblast</text:p>
          </table:table-cell>
          <table:table-cell office:value-type="string">
            <text:p>Eternal Masters</text:p>
          </table:table-cell>
          <table:table-cell office:value-type="float" office:value="13.99">
            <text:p>13.99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The Mimeoplasm</text:p>
          </table:table-cell>
          <table:table-cell office:value-type="string">
            <text:p>Commander's Arsenal</text:p>
          </table:table-cell>
          <table:table-cell office:value-type="float" office:value="11.03">
            <text:p>11.0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trikezone</text:p>
          </table:table-cell>
          <table:table-cell office:value-type="string">
            <text:p>tcgplay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Hurkyl's Recall</text:p>
          </table:table-cell>
          <table:table-cell office:value-type="string">
            <text:p>Modern Masters 2015 Edition</text:p>
          </table:table-cell>
          <table:table-cell office:value-type="float" office:value="10.99">
            <text:p>10.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mtgseattle</text:p>
          </table:table-cell>
          <table:table-cell office:value-type="string">
            <text:p>cardkingdom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Eldrazi Displacer</text:p>
          </table:table-cell>
          <table:table-cell office:value-type="string">
            <text:p>Oath of the Gatewatch</text:p>
          </table:table-cell>
          <table:table-cell office:value-type="float" office:value="10.33">
            <text:p>10.33</text:p>
          </table:table-cell>
          <table:table-cell table:number-columns-repeated="2" office:value-type="float" office:value="1">
            <text:p>1</text:p>
          </table:table-cell>
          <table:table-cell office:value-type="float" office:value="6.93">
            <text:p>6.93</text:p>
          </table:table-cell>
          <table:table-cell office:value-type="string">
            <text:p>abugames</text:p>
          </table:table-cell>
          <table:table-cell office:value-type="string">
            <text:p>tcgplay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Isochron Scepter</text:p>
          </table:table-cell>
          <table:table-cell office:value-type="string">
            <text:p>Mirrodin</text:p>
          </table:table-cell>
          <table:table-cell office:value-type="float" office:value="8.48">
            <text:p>8.48</text:p>
          </table:table-cell>
          <table:table-cell table:number-columns-repeated="2" office:value-type="float" office:value="1">
            <text:p>1</text:p>
          </table:table-cell>
          <table:table-cell office:value-type="float" office:value="6.6">
            <text:p>6.6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Sliver Hive</text:p>
          </table:table-cell>
          <table:table-cell office:value-type="string">
            <text:p>Magic 2015 Core Set</text:p>
          </table:table-cell>
          <table:table-cell office:value-type="float" office:value="9.99">
            <text:p>9.99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trikezone</text:p>
          </table:table-cell>
          <table:table-cell office:value-type="string">
            <text:p>tcgplay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Door of Destinies</text:p>
          </table:table-cell>
          <table:table-cell office:value-type="string">
            <text:p>Magic 2014 Core Set</text:p>
          </table:table-cell>
          <table:table-cell office:value-type="float" office:value="8.99">
            <text:p>8.99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Chaos Warp</text:p>
          </table:table-cell>
          <table:table-cell office:value-type="string">
            <text:p>Commander's Arsenal</text:p>
          </table:table-cell>
          <table:table-cell office:value-type="float" office:value="8.58">
            <text:p>8.58</text:p>
          </table:table-cell>
          <table:table-cell table:number-columns-repeated="2" office:value-type="float" office:value="1">
            <text:p>1</text:p>
          </table:table-cell>
          <table:table-cell office:value-type="float" office:value="5.6">
            <text:p>5.6</text:p>
          </table:table-cell>
          <table:table-cell office:value-type="string">
            <text:p>abugames</text:p>
          </table:table-cell>
          <table:table-cell office:value-type="string">
            <text:p>tcgplay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Knight of the Reliquary</text:p>
          </table:table-cell>
          <table:table-cell office:value-type="string">
            <text:p>Duel Decks: Knights vs. Dragons</text:p>
          </table:table-cell>
          <table:table-cell office:value-type="float" office:value="8.99">
            <text:p>8.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mtgseattle</text:p>
          </table:table-cell>
          <table:table-cell office:value-type="string">
            <text:p>tcgplay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Misdirection</text:p>
          </table:table-cell>
          <table:table-cell table:style-name="ce1" office:value-type="string">
            <text:p>Conspiracy</text:p>
          </table:table-cell>
          <table:table-cell table:style-name="ce1" office:value-type="float" office:value="7.99">
            <text:p>7.9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.75">
            <text:p>4.75</text:p>
          </table:table-cell>
          <table:table-cell table:style-name="ce1" office:value-type="string">
            <text:p>mtgseattle</text:p>
          </table:table-cell>
          <table:table-cell table:style-name="ce1" office:value-type="string">
            <text:p>channelfireball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Diaochan, Artful Beauty</text:p>
          </table:table-cell>
          <table:table-cell office:value-type="string">
            <text:p>Commander's Arsenal</text:p>
          </table:table-cell>
          <table:table-cell office:value-type="float" office:value="7.99">
            <text:p>7.99</text:p>
          </table:table-cell>
          <table:table-cell table:number-columns-repeated="2" office:value-type="float" office:value="1">
            <text:p>1</text:p>
          </table:table-cell>
          <table:table-cell office:value-type="float" office:value="4.25">
            <text:p>4.25</text:p>
          </table:table-cell>
          <table:table-cell office:value-type="string">
            <text:p>mtgseattle</text:p>
          </table:table-cell>
          <table:table-cell office:value-type="string">
            <text:p>channelfirebal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Living Death</text:p>
          </table:table-cell>
          <table:table-cell office:value-type="string">
            <text:p>From the Vault: Annihilation</text:p>
          </table:table-cell>
          <table:table-cell office:value-type="float" office:value="7.88">
            <text:p>7.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.25">
            <text:p>4.25</text:p>
          </table:table-cell>
          <table:table-cell office:value-type="string">
            <text:p>mtgseattle</text:p>
          </table:table-cell>
          <table:table-cell office:value-type="string">
            <text:p>tcgplay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Forbidden Orchard</text:p>
          </table:table-cell>
          <table:table-cell office:value-type="string">
            <text:p>From the Vault: Realms</text:p>
          </table:table-cell>
          <table:table-cell office:value-type="float" office:value="5.99">
            <text:p>5.9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string">
            <text:p>capefeargames</text:p>
          </table:table-cell>
          <table:table-cell office:value-type="string">
            <text:p>channelfireball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Balance</text:p>
          </table:table-cell>
          <table:table-cell table:style-name="ce1" office:value-type="string">
            <text:p>Eternal Masters</text:p>
          </table:table-cell>
          <table:table-cell table:style-name="ce1" office:value-type="float" office:value="4.99">
            <text:p>4.9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3.5">
            <text:p>3.5</text:p>
          </table:table-cell>
          <table:table-cell table:style-name="ce1" office:value-type="string">
            <text:p>strikezone</text:p>
          </table:table-cell>
          <table:table-cell table:style-name="ce1" office:value-type="string">
            <text:p>cardkingdom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%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Psychatog</text:p>
          </table:table-cell>
          <table:table-cell office:value-type="string">
            <text:p>Odyssey</text:p>
          </table:table-cell>
          <table:table-cell office:value-type="float" office:value="3.68">
            <text:p>3.68</text:p>
          </table:table-cell>
          <table:table-cell table:number-columns-repeated="2"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Duplicant</text:p>
          </table:table-cell>
          <table:table-cell table:style-name="ce1" office:value-type="string">
            <text:p>Commander's Arsenal</text:p>
          </table:table-cell>
          <table:table-cell table:style-name="ce1" office:value-type="float" office:value="4.99">
            <text:p>4.9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3.25">
            <text:p>3.25</text:p>
          </table:table-cell>
          <table:table-cell table:style-name="ce1" office:value-type="string">
            <text:p>mtgseattle</text:p>
          </table:table-cell>
          <table:table-cell table:style-name="ce1" office:value-type="string">
            <text:p>channelfireball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%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Crystalline Sliver</text:p>
          </table:table-cell>
          <table:table-cell table:style-name="ce1" office:value-type="string">
            <text:p>Premium Deck Series: Slivers</text:p>
          </table:table-cell>
          <table:table-cell table:style-name="ce1" office:value-type="float" office:value="3.99">
            <text:p>3.9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.02">
            <text:p>3.02</text:p>
          </table:table-cell>
          <table:table-cell table:style-name="ce1" office:value-type="string">
            <text:p>abugames</text:p>
          </table:table-cell>
          <table:table-cell table:style-name="ce1" office:value-type="string">
            <text:p>channelfireball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Serum Visions</text:p>
          </table:table-cell>
          <table:table-cell office:value-type="string">
            <text:p>Modern Masters 2017 Edition</text:p>
          </table:table-cell>
          <table:table-cell office:value-type="float" office:value="4.99">
            <text:p>4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pefeargames</text:p>
          </table:table-cell>
          <table:table-cell office:value-type="string">
            <text:p>mtgseattl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Mortify</text:p>
          </table:table-cell>
          <table:table-cell office:value-type="string">
            <text:p>Conspiracy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Stitch Together</text:p>
          </table:table-cell>
          <table:table-cell office:value-type="string">
            <text:p>Judgment</text:p>
          </table:table-cell>
          <table:table-cell office:value-type="float" office:value="3.87">
            <text:p>3.8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pefeargames</text:p>
          </table:table-cell>
          <table:table-cell office:value-type="string">
            <text:p>tcgplaye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%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Cephalid Constable</text:p>
          </table:table-cell>
          <table:table-cell office:value-type="string">
            <text:p>Judgment</text:p>
          </table:table-cell>
          <table:table-cell office:value-type="float" office:value="3.23">
            <text:p>3.2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9">
            <text:p>9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Edric, Spymaster of Trest</text:p>
          </table:table-cell>
          <table:table-cell office:value-type="string">
            <text:p>Commander's Arsenal</text:p>
          </table:table-cell>
          <table:table-cell office:value-type="float" office:value="4.99">
            <text:p>4.99</text:p>
          </table:table-cell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string">
            <text:p>strikezone</text:p>
          </table:table-cell>
          <table:table-cell office:value-type="string">
            <text:p>channelfireba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Desertion</text:p>
          </table:table-cell>
          <table:table-cell office:value-type="string">
            <text:p>Commander's Arsenal</text:p>
          </table:table-cell>
          <table:table-cell office:value-type="float" office:value="3.99">
            <text:p>3.99</text:p>
          </table:table-cell>
          <table:table-cell table:number-columns-repeated="2"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string">
            <text:p>mtgseattle</text:p>
          </table:table-cell>
          <table:table-cell office:value-type="string">
            <text:p>channelfireball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%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Swords to Plowshares</text:p>
          </table:table-cell>
          <table:table-cell table:style-name="ce1" office:value-type="string">
            <text:p>From the Vault: Twenty</text:p>
          </table:table-cell>
          <table:table-cell table:style-name="ce1" office:value-type="float" office:value="4.99">
            <text:p>4.9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mtgseattle</text:p>
          </table:table-cell>
          <table:table-cell table:style-name="ce1" office:value-type="string">
            <text:p>tcgplayer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Dark Ritual</text:p>
          </table:table-cell>
          <table:table-cell office:value-type="string">
            <text:p>From the Vault: Twenty</text:p>
          </table:table-cell>
          <table:table-cell office:value-type="float" office:value="4.49">
            <text:p>4.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mtgseattle</text:p>
          </table:table-cell>
          <table:table-cell office:value-type="string">
            <text:p>channelfireball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Rath's Edge</text:p>
          </table:table-cell>
          <table:table-cell table:style-name="ce1" office:value-type="string">
            <text:p>Nemesis</text:p>
          </table:table-cell>
          <table:table-cell table:style-name="ce1" office:value-type="float" office:value="2.49">
            <text:p>2.4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1.54">
            <text:p>1.54</text:p>
          </table:table-cell>
          <table:table-cell table:style-name="ce1" office:value-type="string">
            <text:p>abugames</text:p>
          </table:table-cell>
          <table:table-cell table:style-name="ce1" office:value-type="string">
            <text:p>cardkingdom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Ink-Eyes, Servant of Oni</text:p>
          </table:table-cell>
          <table:table-cell office:value-type="string">
            <text:p>From the Vault: Twenty</text:p>
          </table:table-cell>
          <table:table-cell office:value-type="float" office:value="2.99">
            <text:p>2.99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mtgseattle</text:p>
          </table:table-cell>
          <table:table-cell office:value-type="string">
            <text:p>channelfireball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one Missionary</text:p>
          </table:table-cell>
          <table:table-cell table:style-name="ce1" office:value-type="string">
            <text:p>Rise of the Eldrazi</text:p>
          </table:table-cell>
          <table:table-cell table:style-name="ce1" office:value-type="float" office:value="2.99">
            <text:p>2.9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1.5">
            <text:p>1.5</text:p>
          </table:table-cell>
          <table:table-cell table:style-name="ce1" office:value-type="string">
            <text:p>mtgseattle</text:p>
          </table:table-cell>
          <table:table-cell table:style-name="ce1" office:value-type="string">
            <text:p>channelfireball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%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Raven Familiar</text:p>
          </table:table-cell>
          <table:table-cell table:style-name="ce1" office:value-type="string">
            <text:p>Urza's Legacy</text:p>
          </table:table-cell>
          <table:table-cell table:style-name="ce1" office:value-type="float" office:value="2.65">
            <text:p>2.65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1.4">
            <text:p>1.4</text:p>
          </table:table-cell>
          <table:table-cell table:style-name="ce1" office:value-type="string">
            <text:p>cardkingdom</text:p>
          </table:table-cell>
          <table:table-cell table:style-name="ce1" office:value-type="string">
            <text:p>tcgplayer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1"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Temple of Mystery</text:p>
          </table:table-cell>
          <table:table-cell office:value-type="string">
            <text:p>Theros</text:p>
          </table:table-cell>
          <table:table-cell office:value-type="float" office:value="2.15">
            <text:p>2.15</text:p>
          </table:table-cell>
          <table:table-cell table:number-columns-repeated="2"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%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Scroll Rack</text:p>
          </table:table-cell>
          <table:table-cell office:value-type="string">
            <text:p>Tempest</text:p>
          </table:table-cell>
          <table:table-cell office:value-type="float" office:value="27.29">
            <text:p>27.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capefeargames</text:p>
          </table:table-cell>
          <table:table-cell office:value-type="string">
            <text:p>tcgplaye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Goblin Guide</text:p>
          </table:table-cell>
          <table:table-cell table:style-name="ce2" office:value-type="string">
            <text:p>Zendikar</text:p>
          </table:table-cell>
          <table:table-cell table:style-name="ce2" office:value-type="float" office:value="17.95">
            <text:p>17.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.09">
            <text:p>10.09</text:p>
          </table:table-cell>
          <table:table-cell table:style-name="ce2" office:value-type="string">
            <text:p>trollandtoad</text:p>
          </table:table-cell>
          <table:table-cell table:style-name="ce2" office:value-type="string">
            <text:p>capefeargames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Voice of Resurgence</text:p>
          </table:table-cell>
          <table:table-cell office:value-type="string">
            <text:p>Dragon's Maze</text:p>
          </table:table-cell>
          <table:table-cell office:value-type="float" office:value="11.95">
            <text:p>11.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magicdotcards</text:p>
          </table:table-cell>
          <table:table-cell office:value-type="string">
            <text:p>tcgplayer</text:p>
          </table:table-cell>
          <table:table-cell table:number-columns-repeated="2"/>
          <table:table-cell office:value-type="string">
            <text:p>%</text:p>
          </table:table-cell>
          <table:table-cell table:style-name="ce2" table:number-columns-repeated="1013"/>
        </table:table-row>
        <table:table-row table:style-name="ro1">
          <table:table-cell office:value-type="string">
            <text:p>Grand Arbiter Augustin IV</text:p>
          </table:table-cell>
          <table:table-cell office:value-type="string">
            <text:p>Dissension</text:p>
          </table:table-cell>
          <table:table-cell office:value-type="float" office:value="6.99">
            <text:p>6.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apefeargames</text:p>
          </table:table-cell>
          <table:table-cell office:value-type="string">
            <text:p>channelfirebal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Cunning Wish</text:p>
          </table:table-cell>
          <table:table-cell office:value-type="string">
            <text:p>Judgment</text:p>
          </table:table-cell>
          <table:table-cell office:value-type="float" office:value="6.49">
            <text:p>6.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string">
            <text:p>mtgseattle</text:p>
          </table:table-cell>
          <table:table-cell office:value-type="string">
            <text:p>cardkingdo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Teferi's Puzzle Box</text:p>
          </table:table-cell>
          <table:table-cell office:value-type="string">
            <text:p>Seventh Edition</text:p>
          </table:table-cell>
          <table:table-cell office:value-type="float" office:value="5.8">
            <text:p>5.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string">
            <text:p>channelfireball</text:p>
          </table:table-cell>
          <table:table-cell office:value-type="string">
            <text:p>tcgplayer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Fyndhorn Elves</text:p>
          </table:table-cell>
          <table:table-cell table:style-name="ce1" office:value-type="string">
            <text:p>From the Vault: Twenty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magicdotcards</text:p>
          </table:table-cell>
          <table:table-cell table:style-name="ce1" office:value-type="string">
            <text:p>tcgplayer</text:p>
          </table:table-cell>
          <table:table-cell table:style-name="ce1" table:number-columns-repeated="2"/>
          <table:table-cell table:style-name="ce1" office:value-type="string">
            <text:p>%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Sunder</text:p>
          </table:table-cell>
          <table:table-cell table:style-name="ce1" office:value-type="string">
            <text:p>Urza's Saga</text:p>
          </table:table-cell>
          <table:table-cell table:style-name="ce1" office:value-type="float" office:value="3.49">
            <text:p>3.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5">
            <text:p>2.5</text:p>
          </table:table-cell>
          <table:table-cell table:style-name="ce1" office:value-type="string">
            <text:p>capefeargames</text:p>
          </table:table-cell>
          <table:table-cell table:style-name="ce1" office:value-type="string">
            <text:p>cardkingdom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%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Swords to Plowshares</text:p>
          </table:table-cell>
          <table:table-cell office:value-type="string">
            <text:p>From the Vault: Twent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string">
            <text:p>adventureson</text:p>
          </table:table-cell>
          <table:table-cell office:value-type="string">
            <text:p>tcgplayer</text:p>
          </table:table-cell>
          <table:table-cell office:value-type="float" office:value="9">
            <text:p>9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Isochron Scepter</text:p>
          </table:table-cell>
          <table:table-cell table:style-name="ce2" office:value-type="string">
            <text:p>Eternal Masters</text:p>
          </table:table-cell>
          <table:table-cell table:style-name="ce2" office:value-type="float" office:value="3.35">
            <text:p>3.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25">
            <text:p>2.25</text:p>
          </table:table-cell>
          <table:table-cell table:style-name="ce2" office:value-type="string">
            <text:p>mythicmtg</text:p>
          </table:table-cell>
          <table:table-cell table:style-name="ce2" office:value-type="string">
            <text:p>tcgplayer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%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Duplicant</text:p>
          </table:table-cell>
          <table:table-cell office:value-type="string">
            <text:p>Archenemy</text:p>
          </table:table-cell>
          <table:table-cell office:value-type="float" office:value="4.49">
            <text:p>4.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pefeargames</text:p>
          </table:table-cell>
          <table:table-cell office:value-type="string">
            <text:p>abugames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%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Baleful Strix</text:p>
          </table:table-cell>
          <table:table-cell table:style-name="ce1" office:value-type="string">
            <text:p>Eternal Masters</text:p>
          </table:table-cell>
          <table:table-cell table:style-name="ce1" office:value-type="float" office:value="2.49">
            <text:p>2.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75">
            <text:p>1.75</text:p>
          </table:table-cell>
          <table:table-cell table:style-name="ce1" office:value-type="string">
            <text:p>mythicmtg</text:p>
          </table:table-cell>
          <table:table-cell table:style-name="ce1" office:value-type="string">
            <text:p>channelfireball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%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Baleful Strix</text:p>
          </table:table-cell>
          <table:table-cell table:style-name="ce1" office:value-type="string">
            <text:p>Commander 2013 Edition</text:p>
          </table:table-cell>
          <table:table-cell table:style-name="ce1" office:value-type="float" office:value="2.71">
            <text:p>2.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.5">
            <text:p>1.5</text:p>
          </table:table-cell>
          <table:table-cell table:style-name="ce1" office:value-type="string">
            <text:p>magicdotcards</text:p>
          </table:table-cell>
          <table:table-cell table:style-name="ce1" office:value-type="string">
            <text:p>tcgplayer</text:p>
          </table:table-cell>
          <table:table-cell table:style-name="ce1" table:number-columns-repeated="2"/>
          <table:table-cell table:style-name="ce1" office:value-type="string">
            <text:p>%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Shardless Agent</text:p>
          </table:table-cell>
          <table:table-cell table:style-name="ce1" office:value-type="string">
            <text:p>Planechase 2012 Edition</text:p>
          </table:table-cell>
          <table:table-cell table:style-name="ce1" office:value-type="float" office:value="2.49">
            <text:p>2.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.5">
            <text:p>1.5</text:p>
          </table:table-cell>
          <table:table-cell table:style-name="ce1" office:value-type="string">
            <text:p>cardkingdom</text:p>
          </table:table-cell>
          <table:table-cell table:style-name="ce1" office:value-type="string">
            <text:p>channelfireball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Feldon of the Third Path</text:p>
          </table:table-cell>
          <table:table-cell office:value-type="string">
            <text:p>Commander 2014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  <table:table-cell office:value-type="string">
            <text:p>abugames</text:p>
          </table:table-cell>
          <table:table-cell office:value-type="string">
            <text:p>cardkingdom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Vedalken Archmage</text:p>
          </table:table-cell>
          <table:table-cell office:value-type="string">
            <text:p>Mirrodin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string">
            <text:p>abugames</text:p>
          </table:table-cell>
          <table:table-cell office:value-type="string">
            <text:p>tcgplayer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formula="of:=SUM([.F2:.F65])" office:value-type="float" office:value="362.53">
            <text:p>362.53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formula="of:=SUM([.#REF!2:.#REF!65])" office:value-type="float" office:value="0">
            <text:p>#REF!</text:p>
          </table:table-cell>
          <table:table-cell table:number-columns-repeated="1012"/>
        </table:table-row>
        <table:table-row table:style-name="ro2" table:number-rows-repeated="110">
          <table:table-cell table:number-columns-repeated="1024"/>
        </table:table-row>
        <table:table-row table:style-name="ro1">
          <table:table-cell office:value-type="string">
            <text:p>Murmuring Bosk</text:p>
          </table:table-cell>
          <table:table-cell office:value-type="string">
            <text:p>From the Vault: Realms</text:p>
          </table:table-cell>
          <table:table-cell office:value-type="float" office:value="2.49">
            <text:p>2.4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apefeargames</text:p>
          </table:table-cell>
          <table:table-cell office:value-type="string">
            <text:p>channelfirebal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Price of Progress</text:p>
          </table:table-cell>
          <table:table-cell office:value-type="string">
            <text:p>Premium Deck Series: Fire and Lightning</text:p>
          </table:table-cell>
          <table:table-cell office:value-type="float" office:value="2.49">
            <text:p>2.4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bugames</text:p>
          </table:table-cell>
          <table:table-cell office:value-type="string">
            <text:p>channelfireball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Dragonlair Spider</text:p>
          </table:table-cell>
          <table:table-cell office:value-type="string">
            <text:p>Commander's Arsenal</text:p>
          </table:table-cell>
          <table:table-cell office:value-type="float" office:value="1.49">
            <text:p>1.4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trikezone</text:p>
          </table:table-cell>
          <table:table-cell office:value-type="string">
            <text:p>channelfireball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Immaculate Magistrate</text:p>
          </table:table-cell>
          <table:table-cell office:value-type="string">
            <text:p>Commander 2014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pefeargames</text:p>
          </table:table-cell>
          <table:table-cell office:value-type="string">
            <text:p>channelfirebal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Ball Lightning</text:p>
          </table:table-cell>
          <table:table-cell office:value-type="string">
            <text:p>Premium Deck Series: Fire and Lightning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gicdotcards</text:p>
          </table:table-cell>
          <table:table-cell office:value-type="string">
            <text:p>tcgplayer</text:p>
          </table:table-cell>
          <table:table-cell table:number-columns-repeated="2"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Mother of Runes</text:p>
          </table:table-cell>
          <table:table-cell office:value-type="string">
            <text:p>Eternal Masters</text:p>
          </table:table-cell>
          <table:table-cell office:value-type="float" office:value="2.34">
            <text:p>2.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office:value-type="string">
            <text:p>abugames</text:p>
          </table:table-cell>
          <table:table-cell office:value-type="string">
            <text:p>tcgplayer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Erratic Portal</text:p>
          </table:table-cell>
          <table:table-cell office:value-type="string">
            <text:p>Exodus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coolstuffinc</text:p>
          </table:table-cell>
          <table:table-cell office:value-type="string">
            <text:p>cardkingdom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Ghost Quarter</text:p>
          </table:table-cell>
          <table:table-cell office:value-type="string">
            <text:p>Commander 2014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mythicmtg</text:p>
          </table:table-cell>
          <table:table-cell office:value-type="string">
            <text:p>channelfirebal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Gitaxian Probe</text:p>
          </table:table-cell>
          <table:table-cell office:value-type="string">
            <text:p>New Phyrexia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9">
            <text:p>0.69</text:p>
          </table:table-cell>
          <table:table-cell office:value-type="string">
            <text:p>abugames</text:p>
          </table:table-cell>
          <table:table-cell office:value-type="string">
            <text:p>channelfireball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Upheaval</text:p>
          </table:table-cell>
          <table:table-cell office:value-type="string">
            <text:p>From the Vault: Annihilation</text:p>
          </table:table-cell>
          <table:table-cell office:value-type="float" office:value="1.24">
            <text:p>1.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Muscle Sliver</text:p>
          </table:table-cell>
          <table:table-cell office:value-type="string">
            <text:p>Premium Deck Series: Slivers</text:p>
          </table:table-cell>
          <table:table-cell office:value-type="float" office:value="1.16">
            <text:p>1.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string">
            <text:p>abugames</text:p>
          </table:table-cell>
          <table:table-cell office:value-type="string">
            <text:p>tcgplaye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Bogardan Hellkite</text:p>
          </table:table-cell>
          <table:table-cell office:value-type="string">
            <text:p>Duel Decks: Knights vs. Dragons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ulk</text:p>
          </table:table-cell>
          <table:table-cell office:value-type="string">
            <text:p>capefeargames</text:p>
          </table:table-cell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Wall of Blossoms</text:p>
          </table:table-cell>
          <table:table-cell office:value-type="string">
            <text:p>From the Vault: Twenty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Vivid Crag</text:p>
          </table:table-cell>
          <table:table-cell office:value-type="string">
            <text:p>Modern Masters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0.57">
            <text:p>0.57</text:p>
          </table:table-cell>
          <table:table-cell office:value-type="string">
            <text:p>trollandtoad</text:p>
          </table:table-cell>
          <table:table-cell office:value-type="string">
            <text:p>tcgplay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Animate Dead</text:p>
          </table:table-cell>
          <table:table-cell office:value-type="string">
            <text:p>Premium Deck Series: Graveborn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54">
            <text:p>0.54</text:p>
          </table:table-cell>
          <table:table-cell office:value-type="string">
            <text:p>abugames</text:p>
          </table:table-cell>
          <table:table-cell office:value-type="string">
            <text:p>tcgplayer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Wall of Omens</text:p>
          </table:table-cell>
          <table:table-cell office:value-type="string">
            <text:p>Eternal Masters</text:p>
          </table:table-cell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strikezone</text:p>
          </table:table-cell>
          <table:table-cell office:value-type="string">
            <text:p>tcgplaye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Evolution Charm</text:p>
          </table:table-cell>
          <table:table-cell office:value-type="string">
            <text:p>Planar Chaos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capefeargames</text:p>
          </table:table-cell>
          <table:table-cell office:value-type="string">
            <text:p>cardkingdo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Reverberate</text:p>
          </table:table-cell>
          <table:table-cell office:value-type="string">
            <text:p>Premium Deck Series: Fire and Lightning</text:p>
          </table:table-cell>
          <table:table-cell office:value-type="float" office:value="1.05">
            <text:p>1.05</text:p>
          </table:table-cell>
          <table:table-cell table:number-columns-repeated="2" office:value-type="float" office:value="1">
            <text:p>1</text:p>
          </table:table-cell>
          <table:table-cell office:value-type="float" office:value="0.49">
            <text:p>0.49</text:p>
          </table:table-cell>
          <table:table-cell office:value-type="string">
            <text:p>abugames</text:p>
          </table:table-cell>
          <table:table-cell office:value-type="string">
            <text:p>tcgplaye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Fact or Fiction</text:p>
          </table:table-cell>
          <table:table-cell office:value-type="string">
            <text:p>Eternal Masters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string">
            <text:p>cardkingdom</text:p>
          </table:table-cell>
          <table:table-cell office:value-type="string">
            <text:p>channelfireball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Anguished Unmaking</text:p>
          </table:table-cell>
          <table:table-cell office:value-type="string">
            <text:p>Shadows over Innistra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None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Thoughtcast</text:p>
          </table:table-cell>
          <table:table-cell office:value-type="string">
            <text:p>Modern Masters 2015 Edition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string">
            <text:p>abugames</text:p>
          </table:table-cell>
          <table:table-cell office:value-type="string">
            <text:p>channelfireball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Oblivion Ring</text:p>
          </table:table-cell>
          <table:table-cell office:value-type="string">
            <text:p>Modern Masters 2015 Edition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string">
            <text:p>abugames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Kird Ape</text:p>
          </table:table-cell>
          <table:table-cell office:value-type="string">
            <text:p>Eternal Masters</text:p>
          </table:table-cell>
          <table:table-cell office:value-type="float" office:value="0.49">
            <text:p>0.49</text:p>
          </table:table-cell>
          <table:table-cell table:number-columns-repeated="2"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string">
            <text:p>abugames</text:p>
          </table:table-cell>
          <table:table-cell office:value-type="string">
            <text:p>cardkingdom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office:value-type="string">
            <text:p>Pillage</text:p>
          </table:table-cell>
          <table:table-cell office:value-type="string">
            <text:p>Premium Deck Series: Fire and Lightning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3"/>
        </table:table-row>
      </table:table>
      <table:database-ranges>
        <table:database-range table:target-range-address="Sheet2.A2:Sheet2.K61" table:contains-header="false">
          <table:sort>
            <table:sort-by table:field-number="2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10/30/2017</text:date>, <text:time>22:1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7-10-30T22:10:16.48</dc:date>
    <meta:editing-duration>P1DT8H1M</meta:editing-duration>
    <meta:editing-cycles>1</meta:editing-cycles>
    <meta:document-statistic meta:table-count="2" meta:cell-count="1265" meta:object-count="0"/>
  </office:meta>
</office:document-meta>
</file>